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1cm"/>
    </style:style>
    <style:style style:name="co2" style:family="table-column">
      <style:table-column-properties fo:break-before="auto" style:column-width="3.63cm"/>
    </style:style>
    <style:style style:name="co3" style:family="table-column">
      <style:table-column-properties fo:break-before="auto" style:column-width="2.378cm"/>
    </style:style>
    <style:style style:name="co4" style:family="table-column">
      <style:table-column-properties fo:break-before="auto" style:column-width="6.189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4.473cm"/>
    </style:style>
    <style:style style:name="co7" style:family="table-column">
      <style:table-column-properties fo:break-before="auto" style:column-width="3.956cm"/>
    </style:style>
    <style:style style:name="co8" style:family="table-column">
      <style:table-column-properties fo:break-before="auto" style:column-width="1.588cm"/>
    </style:style>
    <style:style style:name="co9" style:family="table-column">
      <style:table-column-properties fo:break-before="auto" style:column-width="2.3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OM_STM Addon v1.1 2024_2024-01-2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Manufacturer Par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a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1,C2,C3</text:p>
          </table:table-cell>
          <table:table-cell office:value-type="string" calcext:value-type="string">
            <text:p>C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805C105K5RACTU</text:p>
          </table:table-cell>
          <table:table-cell office:value-type="string" calcext:value-type="string">
            <text:p>KEMET(基美)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30185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4,C5,C6</text:p>
          </table:table-cell>
          <table:table-cell office:value-type="string" calcext:value-type="string">
            <text:p>C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805C104K5RACTU</text:p>
          </table:table-cell>
          <table:table-cell office:value-type="string" calcext:value-type="string">
            <text:p>KEMET(基美)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30185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0Ω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PZ2012S221AT000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768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kΩ</text:p>
          </table:table-cell>
          <table:table-cell office:value-type="string" calcext:value-type="string">
            <text:p>R1,R2,R3,R4</text:p>
          </table:table-cell>
          <table:table-cell office:value-type="string" calcext:value-type="string">
            <text:p>R08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CW08052K00FKEA</text:p>
          </table:table-cell>
          <table:table-cell office:value-type="string" calcext:value-type="string">
            <text:p>VISHAY(威世)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8448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Ω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CW080510R0FKEA</text:p>
          </table:table-cell>
          <table:table-cell office:value-type="string" calcext:value-type="string">
            <text:p>VISHAY(威世)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8449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UE-LED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ED0805-RD_B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ST-C170TBKT</text:p>
          </table:table-cell>
          <table:table-cell office:value-type="string" calcext:value-type="string">
            <text:p>LITEON(光宝)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982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C5504-3.3YM5-TR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T-23-5_L3.0-W1.7-P0.95-LS2.8-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5504-3.3YM5-TR</text:p>
          </table:table-cell>
          <table:table-cell office:value-type="string" calcext:value-type="string">
            <text:p>MICROCHIP(美国微芯)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88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M03B-SRSS-TB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CONN-SMD_SM03B-SRSS-TB-LF-SN-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03B-SRSS-TB(LF)(SN)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604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M06B-SRSS-TB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CONN-SMD_SM06B-SRSS-TB-LF-S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06B-SRSS-TB(LF)(SN)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604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M08B-SRSS-TB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CONN-TH_SM08B-SRSS-TB-LF-S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08B-SRSS-TB(LF)(SN)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6040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M32F030C8T6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QFP-48_L7.0-W7.0-P0.50-LS9.0-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030C8T6</text:p>
          </table:table-cell>
          <table:table-cell office:value-type="string" calcext:value-type="string">
            <text:p>ST(意法半导体)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39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document-statistic meta:table-count="1" meta:cell-count="108" meta:object-count="0"/>
    <meta:generator>LibreOffice/7.5.4.2$Windows_X86_64 LibreOffice_project/36ccfdc35048b057fd9854c757a8b67ec53977b6</meta:generator>
  </office:meta>
</office:document-meta>
</file>